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0AE1EB73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9.134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3.17cm"/>
    </style:style>
    <style:style style:name="P1" style:family="paragraph">
      <style:paragraph-properties fo:text-align="justify"/>
      <style:text-properties fo:font-size="24pt" style:font-size-asian="24pt" style:font-size-complex="24p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top="0cm" fo:margin-bottom="0.298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.8999996185303pt" style:font-size-asian="28pt" style:font-size-complex="28pt"/>
    </style:style>
    <style:style style:name="T3" style:family="text">
      <style:text-properties fo:color="#ff3333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¿Qué es Laravel?</text:p>
          </draw:text-box>
        </draw:frame>
        <draw:frame presentation:style-name="pr2" draw:text-style-name="P2" draw:layer="layout" svg:width="25.2cm" svg:height="9.134cm" svg:x="1.4cm" svg:y="3.799cm" presentation:class="subtitle" presentation:user-transformed="true">
          <draw:text-box>
            <text:p text:style-name="P1"><text:span text:style-name="T1">Laravel es un framework de código abierto para desarrollar aplicaciones y servicios web con PHP 5 y PHP 7. <text:s/>Su filosofía es desarrollar código PHP de forma elegante y simple, evitando el "código espagueti".</text:span></text:p>
            <text:p text:style-name="P2"><text:span text:style-name="T1"/></text:p>
            <text:p text:style-name="P1"><text:span text:style-name="T1">Permite el uso de una sintaxis elegante y expresiva para crear código de forma sencilla.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Características principales</text:p>
          </draw:text-box>
        </draw:frame>
        <draw:frame presentation:style-name="pr5" draw:text-style-name="P3" draw:layer="layout" svg:width="25.2cm" svg:height="9.663cm" svg:x="1.4cm" svg:y="3.799cm" presentation:class="outline" presentation:user-transformed="true">
          <draw:text-box>
            <text:list text:style-name="L2">
              <text:list-item>
                <text:p>Está hecho para arquitectura MVC.</text:p>
              </text:list-item>
              <text:list-item>
                <text:p>Micro-servicios y APIs.</text:p>
                <text:list>
                  <text:list-item>
                    <text:p>Permite desarrollar fácil y rápidamente micro-servicios y APIs de gran rendimiento para tus proyectos.</text:p>
                  </text:list-item>
                </text:list>
              </text:list-item>
              <text:list-item>
                <text:p>HTTP Routing.</text:p>
                <text:list>
                  <text:list-item>
                    <text:p>Sistema de enrutamiento rápido y eficiente.</text:p>
                  </text:list-item>
                </text:list>
              </text:list-item>
              <text:list-item>
                <text:p>HTTP Middleware.</text:p>
                <text:list>
                  <text:list-item>
                    <text:p>Middleware; ya que se encarga de analizar y filtrar HTTP Request</text:p>
                    <text:list>
                      <text:list-item>
                        <text:p>Verificar que se trate de un usuario registrado.</text:p>
                      </text:list-item>
                      <text:list-item>
                        <text:p>Evitar problemas de tipo Cross-Site-Scripting – CSRF (Cross-site request forgery o falsificación de petición en sitios cruzados)</text:p>
                      </text:list-item>
                    </text:list>
                  </text:list-item>
                </text:list>
              </text:list-item>
              <text:list-item>
                <text:p>Autenticación.</text:p>
                <text:list>
                  <text:list-item>
                    <text:p><text:s/>Implementacion de autenticación de usuarios de forma nativa e incluye la opción de "recordar" al usuario</text:p>
                  </text:list-item>
                </text:list>
              </text:list-item>
              <text:list-item>
                <text:p>Paginación.</text:p>
              </text:list-item>
              <text:list-item>
                <text:p>Object-Relational-Map (Eloquent ORM).</text:p>
                <text:list>
                  <text:list-item>
                    <text:p>SQL Nativo</text:p>
                  </text:list-item>
                </text:list>
              </text:list-item>
              <text:list-item>
                <text:p>Unit Testing.</text:p>
              </text:list-item>
              <text:list-item>
                <text:p>Blade (Plantillas)</text:p>
              </text:list-item>
              <text:list-item>
                <text:p>Basado en Composer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Desarrollo en Laravel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header>
                <text:p>Laravel tiene 2 métodos de desarrollo</text:p>
              </text:list-header>
              <text:list-item>
                <text:p>Laravel Homestead: </text:p>
                <text:list>
                  <text:list-item>
                    <text:list>
                      <text:list-item>
                        <text:p>Maquina Virtual – Vagrant (Ubuntu 16.04): Entorno de desarrollo instalado con PHP, Nginx Web Server, PHP 7, MYSQL, Postgres, etc.</text:p>
                      </text:list-item>
                      <text:list-item>
                        <text:p>Disponible para Windows, Mac, or Linux system.</text:p>
                        <text:p/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Instalación Manual</text:span></text:p>
                <text:list>
                  <text:list-item>
                    <text:p><text:span text:style-name="T2">PHP &gt;= 5.6.4</text:span></text:p>
                  </text:list-item>
                  <text:list-item>
                    <text:p><text:span text:style-name="T2">Extensiones (OpenSSL PHP, PDO PHP, Mbstring PHP, Tokenizer PHP, <text:s/>XML PHP) </text:span></text:p>
                  </text:list-item>
                  <text:list-item>
                    <text:p><text:span text:style-name="T2">Composer</text:span></text:p>
                  </text:list-item>
                  <text:list-item>
                    <text:p><text:span text:style-name="T2">Apache (opcional para desarrollo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Instalación de Laravel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p><text:span text:style-name="T3">Crear un proyecto nuevo vía composer</text:span></text:p>
            <text:list text:style-name="L2">
              <text:list-item>
                <text:p>$ composer create-project --prefer-dist laravel/laravel blog</text:p>
              </text:list-item>
            </text:list>
            <text:p/>
            <text:p><text:span text:style-name="T3">Servidor Local de Desarrollo</text:span></text:p>
            <text:list text:continue-numbering="true" text:style-name="L2">
              <text:list-item>
                <text:p>Ir al directorio del proyecto (donde se encuentra el archivo <text:span text:style-name="T4">artisan</text:span>)</text:p>
              </text:list-item>
              <text:list-item>
                <text:p>$ php artisan serve</text:p>
              </text:list-item>
              <text:list-item>
                <text:p>Abrir en el navegador:</text:p>
                <text:list>
                  <text:list-item>
                    <text:p><text:a xlink:href="http://localhost:8000/" xlink:type="simple">http://localhost:8000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Estructura de Directorios (Root Directory)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<text:span text:style-name="T3">app</text:span>: Contiene el código principal de nuestra app.</text:p>
              </text:list-item>
              <text:list-item>
                <text:p><text:span text:style-name="T3">bootstrap</text:span>: <text:s/>Archivos de arranque <text:s/>del framework y la configuracion de autoload.</text:p>
              </text:list-item>
              <text:list-item>
                <text:p><text:span text:style-name="T3">config</text:span>: archivos de configuración de la aplicación.</text:p>
              </text:list-item>
              <text:list-item>
                <text:p><text:span text:style-name="T3">database</text:span>: contiene los archivos de migrations y seeds</text:p>
              </text:list-item>
              <text:list-item>
                <text:p><text:span text:style-name="T3">public</text:span>: <text:s/>contiene el archivo <text:span text:style-name="T4">index.php</text:span> que es el punto de entrada de todas las peticiones (requests) entrantes a la aplicación. Aquí tambien van los archivos estáticos (images, javascript y CSS). En producción este directorio deberá estar en la carpeta public (VirtualHost de Apache)</text:p>
              </text:list-item>
              <text:list-item>
                <text:p><text:span text:style-name="T3">resources</text:span>: contiene los archivos de las vistas. Tambien los archivos de idiomas.</text:p>
              </text:list-item>
              <text:list-item>
                <text:p><text:span text:style-name="T3">routes</text:span>: contiene todas las definiciones de las rutas de la aplicacion.</text:p>
                <text:list>
                  <text:list-item>
                    <text:p>web.php: en este archivo definiremos todas nuestras rutas de la aplicac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8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15.759cm" svg:x="0.001cm" svg:y="0cm">
        <draw:image xlink:href="Pictures/1000351400009698000054ABF11AC20D.svg" xlink:type="simple" xlink:show="embed" xlink:actuate="onLoad">
          <text:p/>
        </draw:image>
        <draw:image xlink:href="Pictures/10000201000003AF000002120AE1EB73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799cm" presentation:class="outline" presentation:placeholder="true">
        <draw:text-box/>
      </draw:frame>
      <draw:frame presentation:style-name="Mpr4" draw:text-style-name="MP1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6cm" svg:x="9.575cm" svg:y="14.34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6cm" svg:x="20.075cm" svg:y="14.34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12:38:23.284724736</meta:creation-date>
    <dc:date>2017-04-20T08:59:18.085417503</dc:date>
    <meta:editing-duration>PT1H12M23S</meta:editing-duration>
    <meta:editing-cycles>67</meta:editing-cycles>
    <meta:generator>LibreOffice/4.2.8.2$Linux_X86_64 LibreOffice_project/420m0$Build-2</meta:generator>
    <meta:document-statistic meta:object-count="53"/>
  </office:meta>
</office:document-meta>
</file>